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E1000000960E0E1F0807C4B47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magine1" text:anchor-type="char" svg:width="14.54cm" svg:height="9.82cm" draw:z-index="0"><draw:image xlink:href="Pictures/1000000100000E1000000960E0E1F0807C4B4714.png" xlink:type="simple" xlink:show="embed" xlink:actuate="onLoad" draw:mime-type="image/png"/></draw:frame><draw:frame draw:style-name="fr1" draw:name="Immagine2" text:anchor-type="char" svg:x="1.558cm" svg:y="13.176cm" svg:width="14.54cm" svg:height="9.825cm" draw:z-index="1"><draw:image xlink:href="Pictures/1000000100000E1000000960E0E1F0807C4B47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4T11:23:15.496998695</meta:creation-date>
    <meta:print-date>2023-03-20T18:51:08.885887208</meta:print-date>
    <dc:date>2023-03-20T18:53:02.856322332</dc:date>
    <meta:editing-duration>PT15M42S</meta:editing-duration>
    <meta:editing-cycles>5</meta:editing-cycles>
    <meta:generator>LibreOffice/7.3.7.2$Linux_X86_64 LibreOffice_project/3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